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Mangal1" svg:font-family="Mangal"/>
    <style:font-face style:name="arial" svg:font-family="arial, sans-serif"/>
    <style:font-face style:name="inherit" svg:font-family="inherit"/>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paragraph-properties fo:text-align="justify" style:justify-single-word="false"/>
      <style:text-properties fo:font-variant="normal" fo:text-transform="none" fo:color="#222222" fo:letter-spacing="normal"/>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000000" style:font-name="Arial1" fo:font-size="12pt" style:font-size-asian="12pt" style:font-size-complex="12pt"/>
    </style:style>
    <style:style style:name="P4" style:family="paragraph" style:parent-style-name="Standard">
      <style:paragraph-properties fo:text-align="justify" style:justify-single-word="false"/>
      <style:text-properties fo:color="#000000" style:font-name="Arial1" fo:font-size="12pt" officeooo:paragraph-rsid="0007d50e" style:font-size-asian="12pt" style:font-size-complex="12pt"/>
    </style:style>
    <style:style style:name="P5" style:family="paragraph" style:parent-style-name="Standard">
      <style:paragraph-properties fo:text-align="justify" style:justify-single-word="false"/>
      <style:text-properties fo:color="#000000" style:font-name="Arial1" fo:font-size="12pt" officeooo:paragraph-rsid="000910a0" style:font-size-asian="12pt" style:font-size-complex="12pt"/>
    </style:style>
    <style:style style:name="P6" style:family="paragraph" style:parent-style-name="Standard">
      <style:paragraph-properties fo:text-align="justify" style:justify-single-word="false"/>
      <style:text-properties fo:color="#000000" style:font-name="Arial1"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fo:color="#000000" style:font-name="Arial1" fo:font-size="12pt" fo:language="en" fo:country="US" style:font-size-asian="12pt" style:font-size-complex="12pt"/>
    </style:style>
    <style:style style:name="P8" style:family="paragraph" style:parent-style-name="Standard">
      <style:paragraph-properties fo:text-align="justify" style:justify-single-word="false"/>
      <style:text-properties style:font-name="Arial1" fo:font-size="12pt" style:font-size-asian="12pt" style:font-size-complex="12pt"/>
    </style:style>
    <style:style style:name="P9" style:family="paragraph" style:parent-style-name="Standard">
      <style:paragraph-properties fo:text-align="justify" style:justify-single-word="false"/>
      <style:text-properties style:font-name="Arial1"/>
    </style:style>
    <style:style style:name="P10" style:family="paragraph" style:parent-style-name="Standard">
      <style:paragraph-properties fo:text-align="justify" style:justify-single-word="false"/>
      <style:text-properties style:font-name="Arial1" officeooo:paragraph-rsid="000910a0"/>
    </style:style>
    <style:style style:name="T1" style:family="text">
      <style:text-properties officeooo:rsid="0000fcc8"/>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loext:padding="0cm" loext:border="none"/>
    </style:style>
    <style:style style:name="T4" style:family="text">
      <style:text-properties fo:font-variant="normal" fo:text-transform="none" fo:letter-spacing="normal" fo:font-style="normal" fo:font-weight="normal" officeooo:rsid="0004c1b0" loext:padding="0cm" loext:border="none"/>
    </style:style>
    <style:style style:name="T5" style:family="text">
      <style:text-properties fo:font-variant="normal" fo:text-transform="none" fo:letter-spacing="normal" fo:font-style="normal" fo:font-weight="normal" officeooo:rsid="0006099f" loext:padding="0cm" loext:border="none"/>
    </style:style>
    <style:style style:name="T6" style:family="text">
      <style:text-properties fo:font-variant="normal" fo:text-transform="none" fo:letter-spacing="normal" fo:font-style="normal" fo:font-weight="normal" officeooo:rsid="0007d50e" loext:padding="0cm" loext:border="none"/>
    </style:style>
    <style:style style:name="T7" style:family="text">
      <style:text-properties fo:font-variant="normal" fo:text-transform="none" fo:letter-spacing="normal" fo:font-style="normal" fo:font-weight="normal" officeooo:rsid="000910a0" loext:padding="0cm" loext:border="none"/>
    </style:style>
    <style:style style:name="T8" style:family="text">
      <style:text-properties fo:font-variant="normal" fo:text-transform="none" fo:letter-spacing="normal" fo:font-style="normal" fo:font-weight="bold" officeooo:rsid="0006099f" style:font-weight-asian="bold" style:font-weight-complex="bold" loext:padding="0cm" loext:border="none"/>
    </style:style>
    <style:style style:name="T9" style:family="text">
      <style:text-properties fo:font-variant="normal" fo:text-transform="none" fo:color="#000000" fo:font-size="12pt" fo:letter-spacing="normal" fo:font-style="normal" fo:font-weight="bold" officeooo:rsid="0006099f" style:font-size-asian="12pt" style:font-weight-asian="bold" style:font-size-complex="12pt" style:font-weight-complex="bold" loext:padding="0cm" loext:border="none"/>
    </style:style>
    <style:style style:name="T10" style:family="text">
      <style:text-properties fo:font-variant="normal" fo:text-transform="none" style:text-line-through-style="none" style:text-line-through-type="none" fo:letter-spacing="normal" fo:font-style="normal" style:text-underline-style="none" fo:font-weight="bold" style:text-blinking="false"/>
    </style:style>
    <style:style style:name="T11" style:family="text">
      <style:text-properties loext:padding="0cm" loext:border="none"/>
    </style:style>
    <style:style style:name="T12" style:family="text">
      <style:text-properties fo:font-weight="bold" officeooo:rsid="0006099f" style:font-weight-asian="bold" style:font-weight-complex="bold" loext:padding="0cm" loext:border="none"/>
    </style:style>
    <style:style style:name="T13" style:family="text">
      <style:text-properties fo:color="#000000" style:font-name="Arial1" fo:font-size="12pt" style:font-size-asian="12pt" style:font-size-complex="12pt"/>
    </style:style>
    <style:style style:name="T14" style:family="text">
      <style:text-properties fo:color="#000000" style:font-name="Arial1" fo:font-size="12pt" fo:font-weight="bold" style:font-size-asian="12pt" style:font-weight-asian="bold" style:font-size-complex="12pt" style:font-weight-complex="bold"/>
    </style:style>
    <style:style style:name="T15" style:family="text">
      <style:text-properties fo:color="#000000" style:font-name="Arial1" fo:font-size="12pt" fo:language="en" fo:country="US" style:font-size-asian="12pt" style:font-size-complex="12pt"/>
    </style:style>
    <style:style style:name="T16" style:family="text">
      <style:text-properties officeooo:rsid="0004c1b0"/>
    </style:style>
    <style:style style:name="T17" style:family="text">
      <style:text-properties officeooo:rsid="0006099f"/>
    </style:style>
    <style:style style:name="T18" style:family="text">
      <style:text-properties officeooo:rsid="0006099f" loext:padding="0cm" loext:border="none"/>
    </style:style>
    <style:style style:name="T19" style:family="text">
      <style:text-properties officeooo:rsid="0007d50e"/>
    </style:style>
    <style:style style:name="T20" style:family="text">
      <style:text-properties officeooo:rsid="000910a0"/>
    </style:style>
    <style:style style:name="T21" style:family="text">
      <style:text-properties style:font-name="inherit" fo:font-size="21pt" fo:language="pt" fo:country="PT" fo:font-style="normal" fo:font-weight="normal"/>
    </style:style>
    <style:style style:name="T22" style:family="text">
      <style:text-properties style:font-name="inherit" fo:font-size="21pt" fo:language="pt" fo:country="PT" fo:font-style="normal" fo:font-weight="normal" officeooo:rsid="000910a0"/>
    </style:style>
    <style:style style:name="T23" style:family="text">
      <style:text-properties fo:font-size="21pt" fo:language="pt" fo:country="PT" fo:font-style="normal" fo:font-weight="normal" officeooo:rsid="000910a0"/>
    </style:style>
    <style:style style:name="T24" style:family="text">
      <style:text-properties officeooo:rsid="00092e92"/>
    </style:style>
    <text:list-style style:name="L1">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atica_Wireshark_7_DHCP</text:p>
      <text:p text:style-name="P3">Ernesto Gurgel Valente Neto</text:p>
      <text:p text:style-name="P3"/>
      <text:p text:style-name="P3"/>
      <text:p text:style-name="P3">1. Are DHCP messages sent over UDP or TCP? </text:p>
      <text:p text:style-name="P3"/>
      <text:p text:style-name="P6">RESPOSTA: </text:p>
      <text:p text:style-name="P3">UDP (2, 4, 5 e 6), <text:span text:style-name="T16">P</text:span>ortas 68 e 67.</text:p>
      <text:p text:style-name="P3"/>
      <text:p text:style-name="P3">2. Draw a timing datagram illustrating the sequence of the first four-packet Discover/Offer/Request/ACK DHCP exchange between the client and server. For each packet, indicated the source and destination port numbers. Are the port numbers the same as in the example given in this lab assignment?</text:p>
      <text:p text:style-name="P3"/>
      <text:p text:style-name="P6">RESPOSTA: </text:p>
      <text:p text:style-name="P3"><text:span text:style-name="T16">O</text:span> cliente assume o endereço e anuncia o em broadcast (7 a 9 <text:span text:style-name="T16">quadros</text:span>) na rede <text:span text:style-name="T16">que</text:span> ajusta<text:span text:style-name="T16">am</text:span> tabelas ARP e em multicast. As portas de troca UDP são sempre as mesmas: cliente –68; servidor –67.</text:p>
      <text:p text:style-name="P3"/>
      <text:p text:style-name="P3">3. What is the link-layer (e.g., Ethernet) address of your host?</text:p>
      <text:p text:style-name="P3"/>
      <text:p text:style-name="P6">RESPOSTA: </text:p>
      <text:p text:style-name="P3"><text:span text:style-name="T1">Dell_Comp_4f e o campo Ethernet II,</text:span><text:span text:style-name="T2">00:0f:66:52:a6:33</text:span></text:p>
      <text:p text:style-name="P3"/>
      <text:p text:style-name="P3">4. What values in the DHCP discover message differentiate this message from the DHCP request message?</text:p>
      <text:p text:style-name="P3"/>
      <text:p text:style-name="P6">RESPOSTA:</text:p>
      <text:p text:style-name="P3">Ambos <text:span text:style-name="T24">estão sendo enviados</text:span> pelo cliente. A diferença aparece no protocolo de bootstrap <text:span text:style-name="T24">onde o</text:span> campo DHCP Server <text:span text:style-name="T24">identifica o</text:span> <text:span text:style-name="T24">estabelecimento</text:span> do servidor só no Request.</text:p>
      <text:p text:style-name="P3"/>
      <text:p text:style-name="P7">5. What is the value of the Transaction-ID in each of the first four (Discover/Offer/Request/ACK) DHCP messages? What are the values of the Transaction-ID in the second set (Request/ACK) set of DHCP messages? What is the purpose of the Transaction-ID field?</text:p>
      <text:p text:style-name="P3"/>
      <text:p text:style-name="P6">RESPOSTA:</text:p>
      <text:p text:style-name="P3"><text:span text:style-name="T4">Primeira mensagem foi </text:span><text:span text:style-name="T3">0x6fd4f5bb </text:span><text:span text:style-name="T4">e a segunda mensagem </text:span><text:span text:style-name="T3">0x53a63280, </text:span><text:span text:style-name="T4">os dois</text:span><text:span text:style-name="T3"> </text:span><text:span text:style-name="T4">ids</text:span><text:span text:style-name="T3"> </text:span><text:span text:style-name="T4">são</text:span><text:span text:style-name="T3"> diferente</text:span><text:span text:style-name="T4">s</text:span><text:span text:style-name="T3"> </text:span><text:span text:style-name="T4">permitindo assim que exista uma separação para identificar as duas solicitações diferentes do mesmo </text:span><text:span text:style-name="T6">usuário.</text:span></text:p>
      <text:p text:style-name="P3"/>
      <text:p text:style-name="P7">6. A host uses DHCP to obtain an IP address, among other things. But a host’s IP address is not confirmed until the end of the four-message exchange! If the IP address is not set until the end of the four-message exchange, then what values are used in the IP datagrams in the four-message exchange? For each of the four DHCP messages (Discover/Offer/Request/ACK DHCP), indicate the source and destination IP addresses that are carried in the encapsulating IP datagram.</text:p>
      <text:p text:style-name="P3"/>
      <text:p text:style-name="P6">RESPOSTA:</text:p>
      <text:p text:style-name="P3"><text:soft-page-break/><text:span text:style-name="T4">Discover Src. = 0.0.0.0/255.255.255.255, Offfer = 192.168.</text:span><text:span text:style-name="T5">0</text:span><text:span text:style-name="T4">.1/ 255.255.255.255</text:span></text:p>
      <text:p text:style-name="P3"><text:span text:style-name="T4">Request = 0.0.0.0/55.255.255.255 e ACK DHCP = 192.168.</text:span><text:span text:style-name="T5">0</text:span><text:span text:style-name="T4">.1/255.255.255.255</text:span></text:p>
      <text:p text:style-name="P3"/>
      <text:p text:style-name="P7">7. What is the IP address of your DHCP server?</text:p>
      <text:p text:style-name="P4"><text:span text:style-name="T18"><text:line-break/></text:span><text:span text:style-name="T12">RESPOSTA:</text:span></text:p>
      <text:p text:style-name="P4"><text:span text:style-name="T18">DHCP é </text:span><text:span text:style-name="T11">192.168.</text:span><text:span text:style-name="T18">0</text:span><text:span text:style-name="T11">.</text:span><text:span text:style-name="T18">1</text:span></text:p>
      <text:p text:style-name="P3"/>
      <text:p text:style-name="P2"><text:span text:style-name="T15">8. What IP address is the DHCP server offering to your host in the DHCP Offer message? Indicate which DHCP message contains the offered DHCP address.</text:span><text:span text:style-name="T13"><text:line-break/><text:line-break/></text:span><text:span text:style-name="T14">RESPOSTA:</text:span></text:p>
      <text:p text:style-name="P3"><text:span text:style-name="T17">M</text:span>ensagem de oferta contém o endereço DHCP oferecido pelo servidor <text:span text:style-name="T17">e meu endereço dado pelo servidor é </text:span>192.168.<text:span text:style-name="T17">0</text:span>.<text:span text:style-name="T17">2.</text:span></text:p>
      <text:p text:style-name="P3"/>
      <text:p text:style-name="P7">9. In the example screenshot in this assignment, there is no relay agent between the host and the DHCP server. What values in the trace indicate the absence of a relay agent? Is there a relay agent in your experiment? If so what is the IP address of the agent?</text:p>
      <text:p text:style-name="P3"/>
      <text:p text:style-name="P4"><text:span text:style-name="T8">RESPOSTA:</text:span></text:p>
      <text:p text:style-name="P8"><text:bookmark text:name="tw-target-text"/>o valor que indica que não há agente de retransmissão é 0.0.0.0, no caso da minha captura, também tenho um valor para o agente de retransmissão 0.0.0.0, indicando que eu também não tinha um agente de retransmissão.</text:p>
      <text:p text:style-name="P4"><text:span text:style-name="T3"/></text:p>
      <text:p text:style-name="P7">10. Explain the purpose of the router and subnet mask lines in the DHCP offer message.</text:p>
      <text:p text:style-name="P3"/>
      <text:p text:style-name="P4"><text:span text:style-name="T8">RESPOSTA:</text:span></text:p>
      <text:p text:style-name="P8"><text:span text:style-name="T19">A </text:span>máscara de sub-rede informa ao cliente qual máscara de sub-rede usar <text:span text:style-name="T19">então </text:span>o roteador indica para <text:span text:style-name="T19">quem</text:span> deve enviar mensagens.</text:p>
      <text:p text:style-name="P3"/>
      <text:p text:style-name="P7"><text:span text:style-name="T3">11. In the DHCP trace file noted in footnote 2, the DHCP server offers a specific IP address to the client (see also question 8. above). In the client’s response to the first server OFFER message, does the client accept this IP address? Where in the client’s RESPONSE is the client’s requested address?</text:span></text:p>
      <text:p text:style-name="P7"><text:span text:style-name="T3"/></text:p>
      <text:p text:style-name="P4"><text:span text:style-name="T8">RESPOSTA:</text:span></text:p>
      <text:p text:style-name="P9"><text:bookmark text:name="tw-target-text2"/>O cliente aceita o endereço IP fornecido na mensagem <text:span text:style-name="T20">então</text:span> <text:span text:style-name="T20">é retornado uma mensagem ao meu endereço de IP, então novamente eu retorno uma mensagem solicitando um endereço específico.</text:span></text:p>
      <text:p text:style-name="P3"/>
      <text:p text:style-name="P7">12. Explain the purpose of the lease time. How long is the lease time in your experiment?</text:p>
      <text:p text:style-name="P3"/>
      <text:p text:style-name="P5"><text:span text:style-name="T8">RESPOSTA:<text:line-break/></text:span>O tempo de concessão é a quantidade de tempo que um usuário tem permissão para usar a conexão, <text:span text:style-name="T20">meu tempo foi de 940 segundos (Que mantive a conexão)</text:span>.</text:p>
      <text:p text:style-name="P3"/>
      <text:p text:style-name="P3"/>
      <text:p text:style-name="P7"><text:soft-page-break/>13. What is the purpose of the DHCP release message? Does the DHCP server issue an acknowledgment of receipt of the client’s DHCP request? What would happen if the client’s DHCP release message is lost?</text:p>
      <text:p text:style-name="P3"/>
      <text:p text:style-name="P10"><text:span text:style-name="T9">RESPOSTA:<text:line-break/></text:span>O Objetivo é obter a liberar o endereço de IP para o servidor. Em seguida pude perceber que aparentemente não existe uma mensagem de volta ‘avisado’ que o servidor recebeu a primeira mensagem de libertação. Então provavelmente o cliente libera o endereço mas o servidor nunca saberá.</text:p>
      <text:p text:style-name="P3"/>
      <text:p text:style-name="P7">14. Clear the bootp filter from your Wireshark window. Were any ARP packets sent or received during the DHCP packet-exchange period? If so, explain the purpose of those ARP packets.</text:p>
      <text:p text:style-name="P3"/>
      <text:p text:style-name="P5"><text:span text:style-name="T8">RESPOSTA:</text:span></text:p>
      <text:p text:style-name="P5"><text:span text:style-name="T3">Sim, eles parecem </text:span><text:span text:style-name="T7">pacotes enviados</text:span><text:span text:style-name="T3"> para criar endereços IP </text:span><text:span text:style-name="T7">a serem lista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Mangal1" svg:font-family="Mangal"/>
    <style:font-face style:name="arial" svg:font-family="arial, sans-serif"/>
    <style:font-face style:name="inherit" svg:font-family="inherit"/>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orphans="2" fo:widows="2" fo:text-indent="0cm" style:auto-text-indent="false"/>
      <style:text-properties fo:color="#0000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erson"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19-11-23T03:52:08.643000000</dc:date>
    <meta:editing-duration>PT1H9M47S</meta:editing-duration>
    <meta:editing-cycles>6</meta:editing-cycles>
    <meta:document-statistic meta:table-count="0" meta:image-count="0" meta:object-count="0" meta:page-count="3" meta:paragraph-count="42" meta:word-count="775" meta:character-count="4684" meta:non-whitespace-character-count="3945"/>
  </office:meta>
</office:document-meta>
</file>